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Blue">
      <style:graphic-properties draw:textarea-vertical-align="middle" fo:min-height="2.15cm"/>
    </style:style>
    <style:style style:name="gr2" style:family="graphic" style:parent-style-name="Filled_20_Red">
      <style:graphic-properties fo:min-height="0.9cm"/>
    </style:style>
    <style:style style:name="gr3" style:family="graphic" style:parent-style-name="Outlined_20_Blue">
      <style:graphic-properties draw:fill-color="#ffffff" fo:min-height="0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Filled_20_Green">
      <style:graphic-properties fo:min-height="0.9cm"/>
    </style:style>
    <style:style style:name="gr6" style:family="graphic" style:parent-style-name="Filled_20_Green">
      <style:graphic-properties fo:min-height="0.75cm"/>
    </style:style>
    <style:style style:name="gr7" style:family="graphic" style:parent-style-name="Filled_20_Green">
      <style:graphic-properties fo:min-height="0.8cm"/>
    </style:style>
    <style:style style:name="gr8" style:family="graphic" style:parent-style-name="Outlined_20_Green">
      <style:graphic-properties fo:min-height="0.75cm"/>
    </style:style>
    <style:style style:name="gr9" style:family="graphic" style:parent-style-name="Outlined_20_Yellow">
      <style:graphic-properties draw:fill-color="#ffffff" fo:min-height="0.8cm"/>
    </style:style>
    <style:style style:name="gr10" style:family="graphic" style:parent-style-name="objectwithoutfill">
      <style:graphic-properties svg:stroke-color="#c6c6c6" draw:marker-end="Arrow" draw:marker-end-width="0.3cm" draw:fill="none" draw:fill-color="#dde8cb" draw:textarea-vertical-align="middle"/>
    </style:style>
    <style:style style:name="gr11" style:family="graphic" style:parent-style-name="Filled_20_Green">
      <style:graphic-properties fo:min-height="0.799cm"/>
    </style:style>
    <style:style style:name="gr12" style:family="graphic" style:parent-style-name="objectwithoutfill">
      <style:graphic-properties draw:marker-end="Arrow" draw:marker-end-width="0.3cm" draw:fill="none" draw:fill-color="#dde8cb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5.05cm"/>
    </style:style>
    <style:style style:name="gr14" style:family="graphic" style:parent-style-name="objectwithoutfill">
      <style:graphic-properties svg:stroke-color="#ababab" draw:marker-end="Arrow" draw:marker-end-width="0.3cm" draw:fill="none" draw:textarea-vertical-align="middle"/>
    </style:style>
    <style:style style:name="gr15" style:family="graphic" style:parent-style-name="Outlined_20_Yellow">
      <style:graphic-properties draw:fill-color="#ffffff" fo:min-height="0.95cm"/>
    </style:style>
    <style:style style:name="gr16" style:family="graphic" style:parent-style-name="Filled_20_Green">
      <style:graphic-properties fo:min-height="0.95cm"/>
    </style:style>
    <style:style style:name="gr17" style:family="graphic" style:parent-style-name="objectwithoutfill">
      <style:graphic-properties svg:stroke-color="#c9211e" draw:fill="none" draw:textarea-vertical-align="middle"/>
    </style:style>
    <style:style style:name="gr18" style:family="graphic" style:parent-style-name="objectwithoutfill">
      <style:graphic-properties svg:stroke-color="#ababab" draw:marker-end="Arrow" draw:marker-end-width="0.3cm" draw:fill="none" draw:fill-color="#1b1b1b" draw:textarea-vertical-align="middle"/>
    </style:style>
    <style:style style:name="gr19" style:family="graphic" style:parent-style-name="objectwithoutfill">
      <style:graphic-properties svg:stroke-color="#fff200"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164cm" fo:min-width="2.47cm"/>
    </style:style>
    <style:style style:name="gr21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dde8cb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1b1b1b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2.15cm" svg:x="1cm" svg:y="1cm">
          <draw:text-box>
            <text:p text:style-name="P1"><text:span text:style-name="T1">Schéma de l’application Trombinoscope</text:span></text:p>
            <text:p text:style-name="P1"><text:span text:style-name="T1">BACHE Nour LPI1 – WS Université de Cergy Pontoise</text:span></text:p>
          </draw:text-box>
        </draw:frame>
        <draw:frame draw:style-name="gr2" draw:text-style-name="P1" xml:id="id1" draw:id="id1" draw:layer="layout" svg:width="5cm" svg:height="0.9cm" svg:x="8cm" svg:y="4cm">
          <draw:text-box>
            <text:p text:style-name="P1">Trombinoscope</text:p>
          </draw:text-box>
        </draw:frame>
        <draw:frame draw:style-name="gr3" draw:text-style-name="P3" xml:id="id3" draw:id="id3" draw:layer="layout" svg:width="3.1cm" svg:height="0.85cm" svg:x="4.2cm" svg:y="6cm">
          <draw:text-box>
            <text:p text:style-name="P1">Site 1</text:p>
          </draw:text-box>
        </draw:frame>
        <draw:frame draw:style-name="gr3" draw:text-style-name="P3" xml:id="id2" draw:id="id2" draw:layer="layout" svg:width="3.1cm" svg:height="0.85cm" svg:x="14.1cm" svg:y="6cm">
          <draw:text-box>
            <text:p text:style-name="P1">Site 2</text:p>
          </draw:text-box>
        </draw:frame>
        <draw:connector draw:style-name="gr4" draw:text-style-name="P4" draw:layer="layout" svg:x1="10.5cm" svg:y1="4.9cm" svg:x2="15.65cm" svg:y2="6cm" draw:start-shape="id1" draw:start-glue-point="2" draw:end-shape="id2" svg:d="M10500 4900v530h5150v570" svg:viewBox="0 0 5151 1101">
          <text:p/>
        </draw:connector>
        <draw:connector draw:style-name="gr4" draw:text-style-name="P4" draw:layer="layout" svg:x1="10.5cm" svg:y1="4.9cm" svg:x2="5.75cm" svg:y2="6cm" draw:start-shape="id1" draw:start-glue-point="2" draw:end-shape="id3" svg:d="M10500 4900v530h-4750v570" svg:viewBox="0 0 4751 1101">
          <text:p/>
        </draw:connector>
        <draw:frame draw:style-name="gr5" xml:id="id7" draw:id="id7" draw:layer="layout" svg:width="4.2cm" svg:height="0.9cm" svg:x="1cm" svg:y="9.1cm">
          <draw:text-box>
            <text:p>Connexion1.php</text:p>
          </draw:text-box>
        </draw:frame>
        <draw:frame draw:style-name="gr6" xml:id="id6" draw:id="id6" draw:layer="layout" svg:width="4cm" svg:height="0.75cm" svg:x="11cm" svg:y="9.2cm">
          <draw:text-box>
            <text:p>Inscription.php</text:p>
          </draw:text-box>
        </draw:frame>
        <draw:frame draw:style-name="gr7" xml:id="id17" draw:id="id17" draw:layer="layout" svg:width="4.2cm" svg:height="0.8cm" svg:x="15.8cm" svg:y="9.2cm">
          <draw:text-box>
            <text:p>Connexion1.php</text:p>
          </draw:text-box>
        </draw:frame>
        <draw:frame draw:style-name="gr8" xml:id="id4" draw:id="id4" draw:layer="layout" svg:width="3.7cm" svg:height="0.75cm" svg:x="3.9cm" svg:y="7.6cm">
          <draw:text-box>
            <text:p>index.html</text:p>
          </draw:text-box>
        </draw:frame>
        <draw:frame draw:style-name="gr8" xml:id="id5" draw:id="id5" draw:layer="layout" svg:width="3.7cm" svg:height="0.75cm" svg:x="13.8cm" svg:y="7.6cm">
          <draw:text-box>
            <text:p>index.html</text:p>
          </draw:text-box>
        </draw:frame>
        <draw:connector draw:style-name="gr4" draw:text-style-name="P4" draw:layer="layout" draw:type="line" svg:x1="5.75cm" svg:y1="6.85cm" svg:x2="5.75cm" svg:y2="7.6cm" draw:start-shape="id3" draw:start-glue-point="2" draw:end-shape="id4" draw:end-glue-point="0" svg:d="M5750 6850v750" svg:viewBox="0 0 1 751">
          <text:p/>
        </draw:connector>
        <draw:connector draw:style-name="gr4" draw:text-style-name="P4" draw:layer="layout" draw:type="line" svg:x1="15.65cm" svg:y1="6.85cm" svg:x2="15.65cm" svg:y2="7.6cm" draw:start-shape="id2" draw:end-shape="id5" svg:d="M15650 6850v750" svg:viewBox="0 0 1 751">
          <text:p/>
        </draw:connector>
        <draw:connector draw:style-name="gr4" draw:text-style-name="P4" draw:layer="layout" svg:x1="15.65cm" svg:y1="8.35cm" svg:x2="15cm" svg:y2="9.575cm" draw:start-shape="id5" draw:start-glue-point="2" draw:end-shape="id6" draw:end-glue-point="1" svg:d="M15650 8350v1225h-650" svg:viewBox="0 0 651 1226">
          <text:p/>
        </draw:connector>
        <draw:connector draw:style-name="gr4" draw:text-style-name="P4" draw:layer="layout" svg:x1="15.65cm" svg:y1="8.4cm" svg:x2="16.1cm" svg:y2="9.625cm" svg:d="M15650 8400v1225h450" svg:viewBox="0 0 451 1226">
          <text:p/>
        </draw:connector>
        <draw:frame draw:style-name="gr9" draw:text-style-name="P5" xml:id="id8" draw:id="id8" draw:layer="layout" svg:width="4.2cm" svg:height="0.8cm" svg:x="1cm" svg:y="11.1cm">
          <draw:text-box>
            <text:p>connexions1.php</text:p>
          </draw:text-box>
        </draw:frame>
        <draw:connector draw:style-name="gr10" draw:text-style-name="P6" draw:layer="layout" draw:type="line" svg:x1="3.1cm" svg:y1="10cm" svg:x2="3.1cm" svg:y2="11.1cm" draw:start-shape="id7" draw:start-glue-point="2" draw:end-shape="id8" svg:d="M3100 10000v1100" svg:viewBox="0 0 1 1101">
          <text:p/>
        </draw:connector>
        <draw:frame draw:style-name="gr11" xml:id="id9" draw:id="id9" draw:layer="layout" svg:width="4cm" svg:height="0.799cm" svg:x="1.1cm" svg:y="12.901cm">
          <draw:text-box>
            <text:p>etu.php</text:p>
          </draw:text-box>
        </draw:frame>
        <draw:connector draw:style-name="gr12" draw:text-style-name="P6" draw:layer="layout" draw:type="line" svg:x1="3.1cm" svg:y1="10cm" svg:x2="3.1cm" svg:y2="12.901cm" draw:start-shape="id7" draw:end-shape="id9" draw:end-glue-point="0" svg:d="M3100 10000v2901" svg:viewBox="0 0 1 2902">
          <text:p/>
        </draw:connector>
        <draw:frame draw:style-name="gr13" draw:text-style-name="P7" draw:layer="layout" svg:width="3.9cm" svg:height="5.3cm" svg:x="1.1cm" svg:y="16.8cm">
          <draw:text-box>
            <text:list text:style-name="L2">
              <text:list-item>
                <text:p><text:span text:style-name="T2">Affichage des informations concernant l’étudiant</text:span></text:p>
              </text:list-item>
              <text:list-item>
                <text:p><text:span text:style-name="T2">Possibilité d’ajouter une photo pour mieux s’identifier avec l’URL </text:span></text:p>
              </text:list-item>
            </text:list>
          </draw:text-box>
        </draw:frame>
        <draw:frame draw:style-name="gr9" draw:text-style-name="P5" xml:id="id10" draw:id="id10" draw:layer="layout" svg:width="4.2cm" svg:height="0.8cm" svg:x="1cm" svg:y="15cm">
          <draw:text-box>
            <text:p>upload.php</text:p>
          </draw:text-box>
        </draw:frame>
        <draw:connector draw:style-name="gr14" draw:text-style-name="P4" draw:layer="layout" draw:type="line" svg:x1="3.1cm" svg:y1="13.7cm" svg:x2="3.1cm" svg:y2="15cm" draw:start-shape="id9" draw:start-glue-point="2" draw:end-shape="id10" draw:end-glue-point="0" svg:d="M3100 13700v1300" svg:viewBox="0 0 1 1301">
          <text:p/>
        </draw:connector>
        <draw:frame draw:style-name="gr9" draw:text-style-name="P5" xml:id="id13" draw:id="id13" draw:layer="layout" svg:width="4.2cm" svg:height="0.8cm" svg:x="6.4cm" svg:y="12.9cm">
          <draw:text-box>
            <text:p>Utilisateurs.csv</text:p>
          </draw:text-box>
        </draw:frame>
        <draw:frame draw:style-name="gr15" draw:text-style-name="P5" xml:id="id14" draw:id="id14" draw:layer="layout" svg:width="3.2cm" svg:height="0.95cm" svg:x="6.2cm" svg:y="18cm">
          <draw:text-box>
            <text:p>Json.php</text:p>
          </draw:text-box>
        </draw:frame>
        <draw:frame draw:style-name="gr9" draw:text-style-name="P5" xml:id="id15" draw:id="id15" draw:layer="layout" svg:width="4cm" svg:height="0.8cm" svg:x="11cm" svg:y="11cm">
          <draw:text-box>
            <text:p>Process.php</text:p>
          </draw:text-box>
        </draw:frame>
        <draw:frame draw:style-name="gr16" xml:id="id11" draw:id="id11" draw:layer="layout" svg:width="4.2cm" svg:height="0.95cm" svg:x="6.4cm" svg:y="9.1cm">
          <draw:text-box>
            <text:p>Inscription.php</text:p>
          </draw:text-box>
        </draw:frame>
        <draw:connector draw:style-name="gr4" draw:text-style-name="P4" draw:layer="layout" svg:x1="5.75cm" svg:y1="8.35cm" svg:x2="6.4cm" svg:y2="9.575cm" draw:start-shape="id4" draw:start-glue-point="2" draw:end-shape="id11" draw:end-glue-point="3" svg:d="M5750 8350v1225h650" svg:viewBox="0 0 651 1226">
          <text:p/>
        </draw:connector>
        <draw:connector draw:style-name="gr4" draw:text-style-name="P4" draw:layer="layout" svg:x1="5.75cm" svg:y1="8.35cm" svg:x2="5.2cm" svg:y2="9.55cm" draw:start-shape="id4" draw:start-glue-point="2" draw:end-shape="id7" svg:d="M5750 8350v1200h-550" svg:viewBox="0 0 551 1201">
          <text:p/>
        </draw:connector>
        <draw:frame draw:style-name="gr9" draw:text-style-name="P5" xml:id="id12" draw:id="id12" draw:layer="layout" svg:width="4cm" svg:height="0.8cm" svg:x="6.5cm" svg:y="11.1cm">
          <draw:text-box>
            <text:p>Process.php</text:p>
          </draw:text-box>
        </draw:frame>
        <draw:connector draw:style-name="gr14" draw:text-style-name="P4" draw:layer="layout" draw:type="line" svg:x1="8.5cm" svg:y1="10.05cm" svg:x2="8.5cm" svg:y2="11.1cm" draw:start-shape="id11" draw:start-glue-point="2" draw:end-shape="id12" draw:end-glue-point="0" svg:d="M8500 10050v1050" svg:viewBox="0 0 1 1051">
          <text:p/>
        </draw:connector>
        <draw:connector draw:style-name="gr14" draw:text-style-name="P4" draw:layer="layout" draw:type="line" svg:x1="8.5cm" svg:y1="11.9cm" svg:x2="8.5cm" svg:y2="12.9cm" draw:start-shape="id12" draw:start-glue-point="2" draw:end-shape="id13" draw:end-glue-point="0" svg:d="M8500 11900v1000" svg:viewBox="0 0 1 1001">
          <text:p/>
        </draw:connector>
        <draw:connector draw:style-name="gr17" draw:text-style-name="P4" draw:layer="layout" draw:type="lines" svg:x1="5.75cm" svg:y1="6.85cm" svg:x2="6.2cm" svg:y2="18.475cm" draw:start-shape="id3" draw:start-glue-point="2" draw:end-shape="id14" svg:d="M5750 6850v541l-91 11084h541" svg:viewBox="0 0 542 11626">
          <text:p/>
        </draw:connector>
        <draw:connector draw:style-name="gr18" draw:text-style-name="P8" draw:layer="layout" draw:type="line" svg:x1="13cm" svg:y1="9.95cm" svg:x2="13cm" svg:y2="11cm" draw:start-shape="id6" draw:start-glue-point="2" draw:end-shape="id15" draw:end-glue-point="0" svg:d="M13000 9950v1050" svg:viewBox="0 0 1 1051">
          <text:p/>
        </draw:connector>
        <draw:frame draw:style-name="gr9" draw:text-style-name="P5" xml:id="id16" draw:id="id16" draw:layer="layout" svg:width="4.2cm" svg:height="0.8cm" svg:x="10.9cm" svg:y="12.9cm">
          <draw:text-box>
            <text:p>Utilisateurs.csv</text:p>
          </draw:text-box>
        </draw:frame>
        <draw:connector draw:style-name="gr14" draw:text-style-name="P4" draw:layer="layout" draw:type="line" svg:x1="13cm" svg:y1="11.8cm" svg:x2="13cm" svg:y2="12.9cm" draw:start-shape="id15" draw:end-shape="id16" svg:d="M13000 11800v1100" svg:viewBox="0 0 1 1101">
          <text:p/>
        </draw:connector>
        <draw:connector draw:style-name="gr14" draw:text-style-name="P4" draw:layer="layout" draw:type="line" svg:x1="6.5cm" svg:y1="11.5cm" svg:x2="5.2cm" svg:y2="9.55cm" draw:start-shape="id12" draw:end-shape="id7" svg:d="M6500 11500l-1300-1950" svg:viewBox="0 0 1301 1951">
          <text:p/>
        </draw:connector>
        <draw:connector draw:style-name="gr14" draw:text-style-name="P4" draw:layer="layout" draw:type="line" svg:x1="15cm" svg:y1="11.4cm" svg:x2="15.8cm" svg:y2="9.6cm" draw:start-shape="id15" draw:start-glue-point="1" draw:end-shape="id17" svg:d="M15000 11400l800-1800" svg:viewBox="0 0 801 1801">
          <text:p/>
        </draw:connector>
        <draw:frame draw:style-name="gr9" draw:text-style-name="P5" xml:id="id18" draw:id="id18" draw:layer="layout" svg:width="4.2cm" svg:height="0.8cm" svg:x="15.8cm" svg:y="11.1cm">
          <draw:text-box>
            <text:p>connexions1.php</text:p>
          </draw:text-box>
        </draw:frame>
        <draw:connector draw:style-name="gr14" draw:text-style-name="P4" draw:layer="layout" draw:type="line" svg:x1="17.9cm" svg:y1="10cm" svg:x2="17.9cm" svg:y2="11.1cm" draw:start-shape="id17" draw:start-glue-point="2" draw:end-shape="id18" draw:end-glue-point="0" svg:d="M17900 10000v1100" svg:viewBox="0 0 1 1101">
          <text:p/>
        </draw:connector>
        <draw:frame draw:style-name="gr11" xml:id="id19" draw:id="id19" draw:layer="layout" svg:width="4cm" svg:height="0.799cm" svg:x="15.9cm" svg:y="12.901cm">
          <draw:text-box>
            <text:p>prof.php</text:p>
          </draw:text-box>
        </draw:frame>
        <draw:connector draw:style-name="gr4" draw:text-style-name="P4" draw:layer="layout" draw:type="line" svg:x1="17.9cm" svg:y1="10cm" svg:x2="17.9cm" svg:y2="12.901cm" draw:start-shape="id17" draw:start-glue-point="2" draw:end-shape="id19" draw:end-glue-point="0" svg:d="M17900 10000v2901" svg:viewBox="0 0 1 2902">
          <text:p/>
        </draw:connector>
        <draw:connector draw:style-name="gr19" draw:text-style-name="P4" draw:layer="layout" draw:type="line" svg:x1="9.4cm" svg:y1="18.475cm" svg:x2="15.9cm" svg:y2="13.3cm" draw:start-shape="id14" draw:end-shape="id19" svg:d="M9400 18475l6500-5175" svg:viewBox="0 0 6501 5176">
          <text:p/>
        </draw:connector>
        <draw:frame draw:style-name="gr13" draw:text-style-name="P7" draw:layer="layout" svg:width="3.9cm" svg:height="5.3cm" svg:x="15.9cm" svg:y="14.6cm">
          <draw:text-box>
            <text:list text:style-name="L2">
              <text:list-item>
                <text:p><text:span text:style-name="T2">Affichage des informations concernant les étudiants triés par filières et par groupes </text:span></text:p>
              </text:list-item>
            </text:list>
          </draw:text-box>
        </draw:frame>
        <draw:custom-shape draw:style-name="gr20" draw:text-style-name="P1" draw:layer="layout" svg:width="4.2cm" svg:height="2cm" svg:x="1.5cm" svg:y="4.2cm">
          <text:p text:style-name="P1">Hebergeu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4.2cm" svg:height="2cm" svg:x="15.6cm" svg:y="4.1cm">
          <text:p text:style-name="P1">Hebergeu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3.4cm" svg:height="1.9cm" svg:x="7.2cm" svg:y="17.2cm">
          <draw:text-box>
            <text:p>API</text:p>
          </draw:text-box>
        </draw:frame>
        <draw:frame draw:style-name="gr21" draw:text-style-name="P9" draw:layer="layout" svg:width="3.4cm" svg:height="1.9cm" svg:x="16.8cm" svg:y="13.8cm">
          <draw:text-box>
            <text:p>AP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01:52:21.495000000</meta:creation-date>
    <dc:date>2020-05-10T21:32:51.401000000</dc:date>
    <meta:editing-duration>PT58M17S</meta:editing-duration>
    <meta:editing-cycles>11</meta:editing-cycles>
    <meta:generator>LibreOffice/6.1.0.3$Windows_X86_64 LibreOffice_project/efb621ed25068d70781dc026f7e9c5187a4decd1</meta:generator>
    <meta:document-statistic meta:object-count="47"/>
  </office:meta>
</office:document-meta>
</file>